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language="en" fo:country="US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fo:color="#ff0000" fo:font-size="9pt" fo:language="en" fo:country="US" fo:font-weight="bold" style:font-size-asian="9pt" style:font-weight-asian="bold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.2362in" style:auto-text-indent="false" style:vertical-align="auto" style:writing-mode="lr-tb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7%" fo:text-align="start" style:justify-single-word="false" fo:orphans="2" fo:widows="2" fo:text-indent="0.2362in" style:auto-text-indent="false" style:vertical-align="auto" style:writing-mode="lr-tb"/>
      <style:text-properties officeooo:paragraph-rsid="00087dcf"/>
    </style:style>
    <style:style style:name="P6" style:family="paragraph" style:parent-style-name="Standard">
      <style:paragraph-properties fo:margin-left="0.2362in" fo:margin-right="0in" fo:margin-top="0in" fo:margin-bottom="0in" loext:contextual-spacing="false" fo:line-height="107%" fo:text-align="start" style:justify-single-word="false" fo:orphans="2" fo:widows="2" fo:text-indent="0in" style:auto-text-indent="false" style:vertical-align="auto" style:writing-mode="lr-tb"/>
    </style:style>
    <style:style style:name="P7" style:family="paragraph" style:parent-style-name="Standard">
      <style:paragraph-properties fo:margin-left="0.2362in" fo:margin-right="0in" fo:margin-top="0in" fo:margin-bottom="0in" loext:contextual-spacing="false" fo:line-height="107%" fo:text-align="start" style:justify-single-word="false" fo:orphans="2" fo:widows="2" fo:text-indent="0.2362in" style:auto-text-indent="false" style:vertical-align="auto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size="9pt" fo:language="en" fo:country="US" fo:font-weight="bold" style:font-size-asian="9pt" style:font-weight-asian="bold" style:font-size-complex="9pt"/>
    </style:style>
    <style:style style:name="T4" style:family="text">
      <style:text-properties fo:color="#ff0000" fo:language="en" fo:country="US"/>
    </style:style>
    <style:style style:name="T5" style:family="text">
      <style:text-properties fo:color="#ff0000" fo:language="en" fo:country="US" officeooo:rsid="00087dcf"/>
    </style:style>
    <style:style style:name="T6" style:family="text">
      <style:text-properties fo:color="#ff0000" fo:font-size="9pt" fo:language="en" fo:country="US" fo:font-weight="bold" style:font-size-asian="9pt" style:font-weight-asian="bold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-3.</text:span><text:span text:style-name="T1"> In the example program C2.4, instead of defining a, b, c in the assembly code, define them as initialized globals in the t.c file: </text:span><text:span text:style-name="T3">int a = 1; b = 2; c = 0;</text:span></text:p>
      <text:p text:style-name="P1"><text:span text:style-name="T1">Declare them as global symbols in the ts.s file. Compile and run the program again.</text:span></text:p>
      <text:p text:style-name="P2"/>
      <text:p text:style-name="P7"><text:span text:style-name="T6">**tc.c**</text:span></text:p>
      <text:p text:style-name="P4"><text:span text:style-name="T6">int sum(int x, int y){ return x + y; }</text:span></text:p>
      <text:p text:style-name="P4"><text:span text:style-name="T6">int a = 1;</text:span></text:p>
      <text:p text:style-name="P4"><text:span text:style-name="T6">int b = 2;</text:span></text:p>
      <text:p text:style-name="P4"><text:span text:style-name="T6">int c = 0;</text:span></text:p>
      <text:p text:style-name="P3"/>
      <text:p text:style-name="P7"><text:span text:style-name="T6">**ts.s**</text:span></text:p>
      <text:p text:style-name="P4"><text:span text:style-name="T6">.global start, sum, a, b, c</text:span></text:p>
      <text:p text:style-name="P3"/>
      <text:p text:style-name="P1"><text:span text:style-name="T6">-It works as before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11in" loext:contextual-spacing="false" fo:line-height="107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04:40:57.919077642</meta:creation-date>
    <dc:date>2018-06-10T04:50:20.382126384</dc:date>
    <meta:editing-duration>PT9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84" meta:character-count="372" meta:non-whitespace-character-count="298"/>
  </office:meta>
</office:document-meta>
</file>